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212cm" svg:stroke-color="#ff3333" draw:marker-start-width="0.518cm" draw:marker-end-width="0.518cm" draw:textarea-horizontal-align="justify" draw:textarea-vertical-align="middle" draw:auto-grow-height="false" fo:min-height="2.296cm" fo:min-width="10.874cm" fo:padding-top="0.231cm" fo:padding-bottom="0.231cm" fo:padding-left="0.356cm" fo:padding-right="0.356cm"/>
    </style:style>
    <style:style style:name="gr2" style:family="graphic" style:parent-style-name="Default_5f_1">
      <style:graphic-properties draw:textarea-horizontal-align="justify" draw:textarea-vertical-align="middle" draw:auto-grow-height="false" fo:min-height="2.036cm" fo:min-width="10.762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Default_5f_1">
      <style:graphic-properties draw:textarea-horizontal-align="justify" draw:textarea-vertical-align="middle" draw:auto-grow-height="false" fo:min-height="3.107cm" fo:min-width="10.76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8.3999996185303pt"/>
    </style:style>
    <style:style style:name="P3" style:family="paragraph">
      <style:paragraph-properties fo:text-align="center"/>
      <style:text-properties fo:font-size="18.3999996185303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size="18.3999996185303pt"/>
    </style:style>
    <style:style style:name="P6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11111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1.586cm" svg:height="2.758cm" svg:x="1.095cm" svg:y="9.305cm">
          <text:p text:style-name="P1"><text:span text:style-name="T1">Layer 2: Indexing of simulation data using </text:span></text:p>
          <text:p text:style-name="P1"><text:span text:style-name="T1">universal naming convetion</text:span></text:p>
          <text:p text:style-name="P1"><text:span text:style-name="T2"><text:a xlink:href="https://github.com/NMRLipids/Databank" xlink:type="simple">https://github.com/NMRLipids/Databank</text:a>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262cm" svg:height="2.286cm" svg:x="1.293cm" svg:y="5.443cm">
          <text:p text:style-name="P2"><text:span text:style-name="T1">Layer 1: Raw simulation data</text:span></text:p>
          <text:p text:style-name="P2"><text:span text:style-name="T3"><text:s/></text:span><text:span text:style-name="T3">Available in open repository ( e.g. Zenodo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914cm" svg:y1="7.813cm" svg:x2="2.902cm" svg:y2="9.08cm">
          <text:p/>
        </draw:line>
        <draw:line draw:style-name="gr3" draw:text-style-name="P4" draw:layer="layout" svg:x1="5.441cm" svg:y1="7.81cm" svg:x2="5.441cm" svg:y2="9.08cm">
          <text:p/>
        </draw:line>
        <draw:line draw:style-name="gr3" draw:text-style-name="P4" draw:layer="layout" svg:x1="10.645cm" svg:y1="7.813cm" svg:x2="10.633cm" svg:y2="9.08cm">
          <text:p/>
        </draw:line>
        <draw:line draw:style-name="gr3" draw:text-style-name="P4" draw:layer="layout" svg:x1="8.058cm" svg:y1="7.813cm" svg:x2="8.046cm" svg:y2="9.08cm">
          <text:p/>
        </draw:line>
        <draw:custom-shape draw:style-name="gr4" draw:text-style-name="P3" draw:layer="layout" svg:width="11.261cm" svg:height="3.357cm" svg:x="1.296cm" svg:y="13.643cm">
          <text:p text:style-name="P2"><text:span text:style-name="T1">L</text:span><text:span text:style-name="T1">ay</text:span><text:span text:style-name="T1">er </text:span><text:span text:style-name="T1">3: </text:span><text:span text:style-name="T1">A</text:span><text:span text:style-name="T1">p</text:span><text:span text:style-name="T1">pli</text:span><text:span text:style-name="T1">ca</text:span><text:span text:style-name="T1">ti</text:span><text:span text:style-name="T1">o</text:span><text:span text:style-name="T1">n</text:span><text:span text:style-name="T1">s</text:span></text:p>
          <text:p text:style-name="P5"><text:span text:style-name="T3">- </text:span><text:span text:style-name="T3">Gr</text:span><text:span text:style-name="T3">ap</text:span><text:span text:style-name="T3">hi</text:span><text:span text:style-name="T3">ca</text:span><text:span text:style-name="T3">l </text:span><text:span text:style-name="T3">ac</text:span><text:span text:style-name="T3">ce</text:span><text:span text:style-name="T3">ss</text:span><text:span text:style-name="T3">: </text:span><text:span text:style-name="T3"><text:a xlink:href="http://databank.nmrlipids.fi/" xlink:type="simple">http://databank.nmrlipids.fi/</text:a></text:span></text:p>
          <text:p text:style-name="P5"><text:span text:style-name="T3">- </text:span><text:span text:style-name="T3">A</text:span><text:span text:style-name="T3">ut</text:span><text:span text:style-name="T3">o</text:span><text:span text:style-name="T3">m</text:span><text:span text:style-name="T3">at</text:span><text:span text:style-name="T3">ed </text:span><text:span text:style-name="T3">an</text:span><text:span text:style-name="T3">al</text:span><text:span text:style-name="T3">ys</text:span><text:span text:style-name="T3">es </text:span></text:p>
          <text:p text:style-name="P5"><text:span text:style-name="T3">(e.</text:span><text:span text:style-name="T3">g. </text:span><text:span text:style-name="T3">git</text:span><text:span text:style-name="T3">hu</text:span><text:span text:style-name="T3">b.</text:span><text:span text:style-name="T3">co</text:span><text:span text:style-name="T3">m/</text:span><text:span text:style-name="T3">N</text:span><text:span text:style-name="T3">M</text:span><text:span text:style-name="T3">R</text:span><text:span text:style-name="T3">Li</text:span><text:span text:style-name="T3">pi</text:span><text:span text:style-name="T3">ds</text:span><text:span text:style-name="T3">/D</text:span><text:span text:style-name="T3">at</text:span><text:span text:style-name="T3">a</text:span><text:span text:style-name="T3">B</text:span><text:span text:style-name="T3">an</text:span><text:span text:style-name="T3">k</text:span><text:span text:style-name="T3">M</text:span><text:span text:style-name="T3">an</text:span><text:span text:style-name="T3">us</text:span><text:span text:style-name="T3">cri</text:span><text:span text:style-name="T3">pt,</text:span></text:p>
          <text:p text:style-name="P5"><text:span text:style-name="T3">htt</text:span><text:span text:style-name="T3">ps</text:span><text:span text:style-name="T3">://</text:span><text:span text:style-name="T3">git</text:span><text:span text:style-name="T3">hu</text:span><text:span text:style-name="T3">b.</text:span><text:span text:style-name="T3">co</text:span><text:span text:style-name="T3">m/</text:span><text:span text:style-name="T3">N</text:span><text:span text:style-name="T3">M</text:span><text:span text:style-name="T3">R</text:span><text:span text:style-name="T3">Li</text:span><text:span text:style-name="T3">pi</text:span><text:span text:style-name="T3">ds</text:span><text:span text:style-name="T3">/D</text:span><text:span text:style-name="T3">at</text:span><text:span text:style-name="T3">ab</text:span><text:span text:style-name="T3">an</text:span><text:span text:style-name="T3">k</text:span><text:span text:style-name="T3">E</text:span><text:span text:style-name="T3">xe</text:span><text:span text:style-name="T3">rci</text:span><text:span text:style-name="T3">se</text:span><text:span text:style-name="T3">s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916cm" svg:y1="12.287cm" svg:x2="2.904cm" svg:y2="13.554cm">
          <text:p/>
        </draw:line>
        <draw:line draw:style-name="gr3" draw:text-style-name="P4" draw:layer="layout" svg:x1="5.443cm" svg:y1="12.284cm" svg:x2="5.443cm" svg:y2="13.554cm">
          <text:p/>
        </draw:line>
        <draw:line draw:style-name="gr3" draw:text-style-name="P4" draw:layer="layout" svg:x1="10.647cm" svg:y1="12.287cm" svg:x2="10.635cm" svg:y2="13.554cm">
          <text:p/>
        </draw:line>
        <draw:line draw:style-name="gr3" draw:text-style-name="P4" draw:layer="layout" svg:x1="8.06cm" svg:y1="12.287cm" svg:x2="8.048cm" svg:y2="13.554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2cm" svg:height="3.506cm" svg:x="1.397cm" svg:y="0.835cm" presentation:class="title" presentation:placeholder="true">
        <draw:text-box/>
      </draw:frame>
      <draw:frame presentation:style-name="Default-outline1" draw:layer="backgroundobjects" svg:width="25.2cm" svg:height="12.179cm" svg:x="1.397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7cm" svg:y="19.12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6cm" svg:height="1.448cm" svg:x="9.573cm" svg:y="19.12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2cm" svg:y="19.12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5T11:15:49.742039077</meta:creation-date>
    <dc:date>2022-03-25T11:37:40.647487943</dc:date>
    <meta:editing-duration>PT11M28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